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Roboto" officeooo:rsid="0016d691" officeooo:paragraph-rsid="0016d691"/>
    </style:style>
    <style:style style:name="P2" style:family="paragraph" style:parent-style-name="Text_20_body">
      <style:paragraph-properties fo:text-align="center" style:justify-single-word="false"/>
      <style:text-properties style:font-name="Roboto" fo:font-style="italic" style:font-style-asian="italic" style:font-style-complex="italic"/>
    </style:style>
    <style:style style:name="P3" style:family="paragraph" style:parent-style-name="Text_20_body">
      <style:paragraph-properties fo:text-align="center" style:justify-single-word="false"/>
      <style:text-properties style:font-name="Roboto" fo:font-style="italic" officeooo:rsid="00181e37" officeooo:paragraph-rsid="0066a71f" style:font-style-asian="italic" style:font-style-complex="italic"/>
    </style:style>
    <style:style style:name="P4" style:family="paragraph" style:parent-style-name="Text_20_body">
      <style:text-properties style:font-name="Roboto" officeooo:rsid="00181e37" officeooo:paragraph-rsid="0066a71f"/>
    </style:style>
    <style:style style:name="P5" style:family="paragraph" style:parent-style-name="Text_20_body">
      <style:paragraph-properties fo:text-align="end" style:justify-single-word="false"/>
      <style:text-properties style:font-name="Roboto" fo:font-size="9pt" fo:font-style="normal" officeooo:rsid="001ae6d7" officeooo:paragraph-rsid="0066a71f" style:font-size-asian="9pt" style:font-style-asian="normal" style:font-size-complex="9pt" style:font-style-complex="normal"/>
    </style:style>
    <style:style style:name="P6" style:family="paragraph" style:parent-style-name="Text_20_body">
      <style:paragraph-properties fo:text-align="center" style:justify-single-word="false"/>
      <style:text-properties style:font-name="Roboto" fo:font-size="10pt" fo:font-style="italic" officeooo:rsid="00181e37" officeooo:paragraph-rsid="0066a71f" style:font-size-asian="10pt" style:font-style-asian="italic" style:font-size-complex="10pt" style:font-style-complex="italic"/>
    </style:style>
    <style:style style:name="P7" style:family="paragraph" style:parent-style-name="Text_20_body">
      <style:paragraph-properties fo:text-align="start" style:justify-single-word="false"/>
      <style:text-properties style:font-name="sans-serif" fo:font-size="10pt" fo:font-style="italic" officeooo:rsid="002a5473" officeooo:paragraph-rsid="002a5473" style:font-size-asian="10pt" style:font-style-asian="italic" style:font-size-complex="10pt" style:font-style-complex="italic"/>
    </style:style>
    <style:style style:name="P8" style:family="paragraph" style:parent-style-name="Text_20_body">
      <style:text-properties style:font-name="sans-serif" fo:font-size="10pt" fo:font-style="italic" officeooo:rsid="002a5473" officeooo:paragraph-rsid="0016d691" style:font-size-asian="10pt" style:font-style-asian="italic" style:font-size-complex="10pt" style:font-style-complex="italic"/>
    </style:style>
    <style:style style:name="P9" style:family="paragraph" style:parent-style-name="Text_20_body">
      <style:paragraph-properties fo:text-align="center" style:justify-single-word="false"/>
    </style:style>
    <style:style style:name="P10" style:family="paragraph" style:parent-style-name="Title">
      <style:text-properties style:font-name="Roboto" officeooo:rsid="00644aa2" officeooo:paragraph-rsid="00644aa2"/>
    </style:style>
    <style:style style:name="P11" style:family="paragraph" style:parent-style-name="Text_20_body" style:list-style-name="L1">
      <style:text-properties style:font-name="Roboto" officeooo:rsid="0016d691" officeooo:paragraph-rsid="0016d691"/>
    </style:style>
    <style:style style:name="P12" style:family="paragraph" style:parent-style-name="Text_20_body" style:list-style-name="L1">
      <style:text-properties style:font-name="Roboto" officeooo:rsid="00181e37" officeooo:paragraph-rsid="00181e37"/>
    </style:style>
    <style:style style:name="P13" style:family="paragraph" style:parent-style-name="Text_20_body" style:list-style-name="L1">
      <style:text-properties style:font-name="Roboto" officeooo:rsid="00181e37" officeooo:paragraph-rsid="0056cd64"/>
    </style:style>
    <style:style style:name="P14" style:family="paragraph" style:parent-style-name="Text_20_body" style:list-style-name="L2">
      <style:text-properties style:font-name="Roboto" officeooo:rsid="00181e37" officeooo:paragraph-rsid="00181e37"/>
    </style:style>
    <style:style style:name="P15" style:family="paragraph" style:parent-style-name="Text_20_body" style:list-style-name="L2">
      <style:text-properties style:font-name="Roboto" officeooo:rsid="00181e37" officeooo:paragraph-rsid="0027055e"/>
    </style:style>
    <style:style style:name="P16" style:family="paragraph" style:parent-style-name="Text_20_body" style:list-style-name="L2">
      <style:text-properties style:font-name="Roboto" officeooo:rsid="0047d9b7" officeooo:paragraph-rsid="00181e37"/>
    </style:style>
    <style:style style:name="P17" style:family="paragraph" style:parent-style-name="Text_20_body" style:list-style-name="L1">
      <style:text-properties style:font-name="Roboto" fo:font-size="10.5pt" officeooo:rsid="00181e37" officeooo:paragraph-rsid="00181e37"/>
    </style:style>
    <style:style style:name="P18" style:family="paragraph" style:parent-style-name="Text_20_body" style:list-style-name="L1">
      <style:text-properties style:font-name="Roboto" fo:font-size="12pt" style:font-size-asian="12pt" style:font-size-complex="12pt"/>
    </style:style>
    <style:style style:name="P19" style:family="paragraph" style:parent-style-name="Text_20_body">
      <style:paragraph-properties fo:text-align="center" style:justify-single-word="false"/>
      <style:text-properties officeooo:paragraph-rsid="00695b74"/>
    </style:style>
    <style:style style:name="P20" style:family="paragraph" style:parent-style-name="Text_20_body">
      <style:paragraph-properties fo:text-align="center" style:justify-single-word="false"/>
      <style:text-properties fo:font-size="10pt" fo:font-style="italic" fo:font-weight="normal" officeooo:rsid="006b9b2f" officeooo:paragraph-rsid="006b9b2f" style:font-size-asian="8.75pt" style:font-style-asian="italic" style:font-weight-asian="normal" style:font-size-complex="10pt" style:font-style-complex="italic" style:font-weight-complex="normal"/>
    </style:style>
    <style:style style:name="P21" style:family="paragraph" style:parent-style-name="Heading_20_1">
      <style:paragraph-properties fo:text-align="center" style:justify-single-word="false"/>
      <style:text-properties style:font-name="Roboto" officeooo:rsid="00669799" officeooo:paragraph-rsid="00669799"/>
    </style:style>
    <style:style style:name="P22" style:family="paragraph" style:parent-style-name="Heading_20_1">
      <style:paragraph-properties fo:text-align="center" style:justify-single-word="false"/>
      <style:text-properties style:font-name="Roboto" officeooo:rsid="00181e37"/>
    </style:style>
    <style:style style:name="P23" style:family="paragraph" style:parent-style-name="Heading_20_1">
      <style:paragraph-properties fo:text-align="center" style:justify-single-word="false"/>
      <style:text-properties officeooo:paragraph-rsid="0066a71f"/>
    </style:style>
    <style:style style:name="P24" style:family="paragraph" style:parent-style-name="Heading_20_1">
      <style:paragraph-properties fo:text-align="center" style:justify-single-word="false" fo:break-before="page"/>
      <style:text-properties style:font-name="Roboto" officeooo:rsid="00695b74" officeooo:paragraph-rsid="00695b74"/>
    </style:style>
    <style:style style:name="T1" style:family="text">
      <style:text-properties officeooo:rsid="0018760f"/>
    </style:style>
    <style:style style:name="T2" style:family="text">
      <style:text-properties officeooo:rsid="0019d6b6"/>
    </style:style>
    <style:style style:name="T3" style:family="text">
      <style:text-properties fo:font-size="12pt" officeooo:rsid="001a933e" style:font-size-asian="12pt" style:font-size-complex="12pt"/>
    </style:style>
    <style:style style:name="T4" style:family="text">
      <style:text-properties fo:font-size="12pt" officeooo:rsid="004a823f" style:font-size-asian="12pt" style:font-size-complex="12pt"/>
    </style:style>
    <style:style style:name="T5" style:family="text">
      <style:text-properties fo:font-size="12pt" officeooo:rsid="00542381" style:font-size-asian="12pt" style:font-size-complex="12pt"/>
    </style:style>
    <style:style style:name="T6" style:family="text">
      <style:text-properties officeooo:rsid="0027055e"/>
    </style:style>
    <style:style style:name="T7" style:family="text">
      <style:text-properties officeooo:rsid="0028c46e"/>
    </style:style>
    <style:style style:name="T8" style:family="text">
      <style:text-properties officeooo:rsid="00396a58"/>
    </style:style>
    <style:style style:name="T9" style:family="text">
      <style:text-properties officeooo:rsid="003db0a2"/>
    </style:style>
    <style:style style:name="T10" style:family="text">
      <style:text-properties officeooo:rsid="00447a91"/>
    </style:style>
    <style:style style:name="T11" style:family="text">
      <style:text-properties officeooo:rsid="00464f5e"/>
    </style:style>
    <style:style style:name="T12" style:family="text">
      <style:text-properties officeooo:rsid="00478be1"/>
    </style:style>
    <style:style style:name="T13" style:family="text">
      <style:text-properties officeooo:rsid="0047d9b7"/>
    </style:style>
    <style:style style:name="T14" style:family="text">
      <style:text-properties officeooo:rsid="00496dc4"/>
    </style:style>
    <style:style style:name="T15" style:family="text">
      <style:text-properties officeooo:rsid="004a823f"/>
    </style:style>
    <style:style style:name="T16" style:family="text">
      <style:text-properties officeooo:rsid="004c1aa3"/>
    </style:style>
    <style:style style:name="T17" style:family="text">
      <style:text-properties officeooo:rsid="004f4bd1"/>
    </style:style>
    <style:style style:name="T18" style:family="text">
      <style:text-properties officeooo:rsid="00624ba2"/>
    </style:style>
    <style:style style:name="T19" style:family="text">
      <style:text-properties officeooo:rsid="00251bca"/>
    </style:style>
    <style:style style:name="T20" style:family="text">
      <style:text-properties officeooo:rsid="00690cc0"/>
    </style:style>
    <style:style style:name="T21" style:family="text">
      <style:text-properties officeooo:rsid="00695b74"/>
    </style:style>
    <style:style style:name="T22" style:family="text">
      <style:text-properties style:font-name="Roboto"/>
    </style:style>
    <style:style style:name="T23" style:family="text">
      <style:text-properties style:font-name="Roboto" officeooo:rsid="00695b74"/>
    </style:style>
    <style:style style:name="T24" style:family="text">
      <style:text-properties style:font-name="Roboto" officeooo:rsid="006eff02"/>
    </style:style>
    <style:style style:name="T25" style:family="text">
      <style:text-properties officeooo:rsid="006b9b2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ägliche Erneuerung</text:p>
      <text:p text:style-name="P1"/>
      <text:p text:style-name="P8"/>
      <text:p text:style-name="P7"/>
      <text:p text:style-name="P7"/>
      <text:p text:style-name="P7"/>
      <text:p text:style-name="P7"/>
      <text:p text:style-name="P7"/>
      <text:p text:style-name="P7"/>
      <text:h text:style-name="P21" text:outline-level="1"><text:span text:style-name="T21">1. </text:span>Zur Seite treten <text:span text:style-name="T20">Gebet</text:span></text:h>
      <text:p text:style-name="P9"/>
      <text:p text:style-name="P2">Gott, hilf mir heute, alles, was ich über Dich zu wissen glaube, alles, was ich über mich selbst zu wissen glaube, alles, was ich über andere zu wissen glaube, und alles, was ich über meine eigene Genesung zu wissen glaube, beiseite zu legen, damit ich einen offenen Geist und eine neue Erfahrung mit <text:span text:style-name="T8">Allem</text:span> machen kann. Bitte hilf mir, die Wahrheit zu erkennen.</text:p>
      <text:h text:style-name="P24" text:outline-level="1">2. Ich lege <text:span text:style-name="T25">Dir gegenüber </text:span>Zeugnis ab</text:h>
      <text:p text:style-name="P20"><text:span text:style-name="T22">Es sind jene </text:span><text:span text:style-name="T24">Punkte</text:span><text:span text:style-name="T22"> mit „Ja“ zu beantworten an die ich mich für die nächsten 24h halten will.</text:span></text:p>
      <text:p text:style-name="P19"><text:span text:style-name="T23"/></text:p>
      <text:list xml:id="list4146005073" text:style-name="L1">
        <text:list-item>
          <text:p text:style-name="P11"><text:span text:style-name="T10">Ich gebe zu</text:span>, dass <text:span text:style-name="T10">ich</text:span> dem Alkohol <text:span text:style-name="T17">und meinen Eigenwillen </text:span>gegenüber machtlos bi<text:span text:style-name="T10">n.</text:span></text:p>
        </text:list-item>
        <text:list-item>
          <text:p text:style-name="P11"><text:span text:style-name="T11">Ich wünsche mir</text:span> für die nächsten 24 Stunden Nüchternheit und Freiheit von den Handlungen und Zwängen des Alkohols.</text:p>
        </text:list-item>
        <text:list-item>
          <text:p text:style-name="P12"><text:span text:style-name="T12">Ich werde </text:span>alles Notwendige tun, um <text:span text:style-name="T12">meine</text:span> Nüchternheit für die nächsten 24 Stunden zu schützen, :</text:p>
        </text:list-item>
      </text:list>
      <text:list xml:id="list1252578306" text:style-name="L2">
        <text:list-item>
          <text:list>
            <text:list-item>
              <text:p text:style-name="P14"><text:span text:style-name="T13">Ich werde </text:span>absolut <text:span text:style-name="T13">ehrlich sein.</text:span></text:p>
            </text:list-item>
            <text:list-item>
              <text:p text:style-name="P16">Ich werde zu Gott beten.</text:p>
            </text:list-item>
            <text:list-item>
              <text:p text:style-name="P15"><text:span text:style-name="T13">Ich werde mich mit </text:span>Andere<text:span text:style-name="T6">n verbinden. (z.B. </text:span>Andere anrufen<text:span text:style-name="T6">)</text:span></text:p>
            </text:list-item>
            <text:list-item>
              <text:p text:style-name="P14"><text:span text:style-name="T13">Ich werde </text:span>jeden Groll verge<text:span text:style-name="T13">ben.</text:span></text:p>
            </text:list-item>
            <text:list-item>
              <text:p text:style-name="P14"><text:span text:style-name="T14">Ich werde </text:span>jeden Kick als giftig ab<text:span text:style-name="T14">lehnen.</text:span></text:p>
            </text:list-item>
            <text:list-item>
              <text:p text:style-name="P14"><text:span text:style-name="T14">Ich werde </text:span>Literatur lesen.</text:p>
            </text:list-item>
            <text:list-item>
              <text:p text:style-name="P14"><text:span text:style-name="T14">Ich werde </text:span>Meetings besuchen.</text:p>
            </text:list-item>
            <text:list-item>
              <text:p text:style-name="P14"><text:span text:style-name="T14">Ich werde </text:span>Grenzen setzen.</text:p>
            </text:list-item>
            <text:list-item>
              <text:p text:style-name="P14"><text:span text:style-name="T14">Ich werde </text:span>eine dankbare Haltung pflegen.</text:p>
            </text:list-item>
          </text:list>
        </text:list-item>
      </text:list>
      <text:list xml:id="list182160786219561" text:continue-list="list4146005073" text:style-name="L1">
        <text:list-item>
          <text:p text:style-name="P17"><text:span text:style-name="T4">Mir ist</text:span><text:span text:style-name="T3"> bewusst, dass diese Erneuerung </text:span><text:span text:style-name="T4">mich</text:span><text:span text:style-name="T3"> nicht nüchtern hält – GOTT TUT ES – aber sie hilft </text:span><text:span text:style-name="T4">mir</text:span><text:span text:style-name="T3">, </text:span><text:span text:style-name="T4">mich meiner</text:span><text:span text:style-name="T3"> selbst bewusst </text:span><text:span text:style-name="T5">zu sein </text:span><text:span text:style-name="T3">und </text:span><text:span text:style-name="T5">verbindlich </text:span><text:span text:style-name="T3">anderen gegenüber.</text:span></text:p>
        </text:list-item>
        <text:list-item>
          <text:p text:style-name="P12"><text:span text:style-name="T15">Ich verstehe</text:span>, dass diese Erneuerung nur für diese 24 Stunden gilt und dass <text:span text:style-name="T15">ich</text:span> morgen die Freiheit <text:span text:style-name="T15">habe</text:span>, <text:span text:style-name="T6">einen anderen Weg zu gehen und andere Entscheidungen zu treffen.</text:span></text:p>
        </text:list-item>
        <text:list-item>
          <text:p text:style-name="P13"><text:span text:style-name="T16">Ich bin jetzt bereit, (mit Dir als Zeugen) meinen </text:span>Willen und <text:span text:style-name="T16">mein</text:span> Leben Gott <text:span text:style-name="T18">zu übergeben</text:span> – Demjenigen, der <text:span text:style-name="T16">mich</text:span> gestern <text:span text:style-name="T9">trocken</text:span> gehalten <text:span text:style-name="T2">hat </text:span>und <text:span text:style-name="T16">m</text:span>ich in der Vergangenheit vor den vollen <text:span text:style-name="T1">Konsequenzen meines Alkoholismus</text:span> bewahrt hat.</text:p>
        </text:list-item>
        <text:list-item>
          <text:p text:style-name="P18">Habe ich in den letzten 24 Stunden etwas getan, wofür ich mich schäme? Habe ich irgendwelche Grenzen verletzt? Habe ich in den letzten 24 Stunden etwas getan, wofür ich dankbar bin? Habe ich etwas geplant, wofür ich mich in den nächsten 24 Stunden schämen würde? Gibt es etwas, wofür ich in den nächsten 24 Stunden dankbar sein könnte? </text:p>
        </text:list-item>
      </text:list>
      <text:h text:style-name="P23" text:outline-level="1"><text:soft-page-break/><text:span text:style-name="T21">3. Das Dritte</text:span> Schritt Gebet</text:h>
      <text:p text:style-name="P4"/>
      <text:p text:style-name="P4"/>
      <text:p text:style-name="P3">Gott, ich gebe mich in Deine Hand, richte mich auf und tu mit mir</text:p>
      <text:p text:style-name="P3">nach <text:span text:style-name="T7">D</text:span>einem Willen. Erlöse mich von den Fesseln meines Ichs, damit</text:p>
      <text:p text:style-name="P3">ich Deinen Willen besser erfüllen kann. Nimm meine Schwierigkeiten</text:p>
      <text:p text:style-name="P3">hinweg, damit der Sieg über sie Zeugnis von Deiner Macht, Deiner</text:p>
      <text:p text:style-name="P3">Liebe, Deiner Führung ablegen möge vor den Menschen, denen ich</text:p>
      <text:p text:style-name="P3">helfen möchte. Möge ich immer Deinen Willen tun.</text:p>
      <text:p text:style-name="P6">Amen</text:p>
      <text:p text:style-name="P6"/>
      <text:p text:style-name="P5">(aus dem Blauen Buch S.<text:span text:style-name="T19">73</text:span>, <text:s/>Neuausgabe 2009, 1. rev. Auflage 2016)</text:p>
      <text:h text:style-name="P2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05T07:40:16.340546785</meta:creation-date>
    <dc:date>2023-01-14T18:21:59.616266872</dc:date>
    <meta:editing-duration>PT9H33M17S</meta:editing-duration>
    <meta:editing-cycles>75</meta:editing-cycles>
    <meta:generator>LibreOffice/6.0.7.3$Linux_X86_64 LibreOffice_project/00m0$Build-3</meta:generator>
    <meta:document-statistic meta:table-count="0" meta:image-count="0" meta:object-count="0" meta:page-count="3" meta:paragraph-count="30" meta:word-count="436" meta:character-count="2526" meta:non-whitespace-character-count="2131"/>
  </office:meta>
</office:document-meta>
</file>